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2" style:family="paragraph" style:parent-style-name="Standard">
      <style:paragraph-properties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3" style:family="paragraph" style:parent-style-name="Standard">
      <style:paragraph-properties fo:text-align="start" style:justify-single-word="false"/>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P4" style:family="paragraph" style:parent-style-name="Standard">
      <style:paragraph-properties fo:text-align="center" style:justify-single-word="false"/>
      <style:text-properties fo:font-size="18pt" fo:font-style="italic" fo:font-weight="bold" style:font-size-asian="18pt" style:font-style-asian="italic" style:font-weight-asian="bold" style:font-size-complex="18pt" style:font-style-complex="italic" style:font-weight-complex="bold"/>
    </style:style>
    <style:style style:name="P5" style:family="paragraph" style:parent-style-name="Standard">
      <style:paragraph-properties fo:text-align="center" style:justify-single-word="false"/>
      <style:text-properties fo:font-size="13pt" fo:font-style="italic" fo:font-weight="normal" style:font-size-asian="13pt" style:font-style-asian="italic" style:font-weight-asian="normal" style:font-size-complex="13pt" style:font-style-complex="italic" style:font-weight-complex="normal"/>
    </style:style>
    <style:style style:name="P6" style:family="paragraph" style:parent-style-name="Standard">
      <style:paragraph-properties fo:text-align="start" style:justify-single-word="false"/>
      <style:text-properties fo:font-size="15pt" fo:font-style="normal" fo:font-weight="bold" style:font-size-asian="15pt" style:font-style-asian="normal" style:font-weight-asian="bold" style:font-size-complex="15pt" style:font-style-complex="normal" style:font-weight-complex="bold"/>
    </style:style>
    <style:style style:name="P7"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8"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11" style:family="paragraph" style:parent-style-name="Standard" style:list-style-name="L2">
      <style:paragraph-properties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12"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list-style-name="L1">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ahier des Charges</text:p>
      <text:p text:style-name="P4"/>
      <text:p text:style-name="P5">Gresse Maxime – Krim Rahaoui Mofid</text:p>
      <text:p text:style-name="P5"/>
      <text:p text:style-name="P7">1 <text:s text:c="3"/>Présentation du projet :</text:p>
      <text:p text:style-name="P7"/>
      <text:p text:style-name="P2">1.1 <text:s text:c="2"/>Contexte</text:p>
      <text:p text:style-name="P8">Nous souhaitons réaliser un Find Phone Game qui est un type de Jeu-Vidéo plutôt récent et qui consiste à modéliser d'un smartphone et ensuite le joueur s'y déplace pour découvrir qu'est ce qui est arrivé à son propriétaire.</text:p>
      <text:p text:style-name="P1"/>
      <text:p text:style-name="P2">1.2 <text:s text:c="2"/>Objectifs</text:p>
      <text:p text:style-name="P8">Le premier objectif est de réaliser un jeu fonctionnel qui ne crash pas lors-que l'on joue. Le deuxième est d'inventer une histoire qui permette de rendre le jeu intéressant. Et enfin réaliser un maximum des fonctions que l'on souhaite faire.</text:p>
      <text:p text:style-name="P8"/>
      <text:p text:style-name="P3">1.3 <text:s text:c="2"/>Critères d'acceptabilité du produit</text:p>
      <text:p text:style-name="P8">Pour valider le projet il faudra y jouer plusieurs fois et voir si toutes les fonctionnalités et possibilités marchent et interagissent correctement entre elles.</text:p>
      <text:p text:style-name="P8"/>
      <text:p text:style-name="P7">2 <text:s text:c="3"/>Expressions des besoins</text:p>
      <text:p text:style-name="P8"/>
      <text:p text:style-name="P3">2.1 <text:s text:c="2"/>Besoins fonctionnels</text:p>
      <text:p text:style-name="P8">Tout d'abord pouvoir naviguer entre les différents écrans d’accueil et les applications situées dessus mais aussi pouvoir revenir à l'écran d'accueil avec le bouton Home et à l'écran précédent avec le bouton retour. Ensuite pouvoir naviguer entre différentes conversations SMS que le possesseur a eu. Suite aux informations récoltées, certaines applications ne peuvent être déverrouillées que par code qu'il faut rentrer en cliquant sur des cases contenant des chiffres de 0 à 9. S'il nous reste du temps et si c'est pas trop compliqué on pourrait ajouter le fait que l'on peut recevoir des appels/messages pendant que l'on joue au jeu en fonction de ce que l'on fait. La possibilité de plusieurs fins possibles dans ce cas là est donc envisagée. Pouvoir jouer une vidéo et de l'audio est aussi envisagé.</text:p>
      <text:p text:style-name="P8"/>
      <text:p text:style-name="P2">2.2 <text:s text:c="2"/>Besoins non fonctionnels</text:p>
      <text:p text:style-name="P8">Il faudra réaliser les écrans, les icônes d'applications et le design de ces applications nous même pour des soucis de droits d'auteur. Il faudra aussi enregistrer et modifier le son nous même voire même prendre certaines photos si on n'en trouve pas des libres de droits.</text:p>
      <text:p text:style-name="P1"/>
      <text:p text:style-name="P7">3 <text:s text:c="3"/>Contraintes</text:p>
      <text:p text:style-name="P7"/>
      <text:p text:style-name="P2">3.1 <text:s text:c="2"/>Coûts</text:p>
      <text:p text:style-name="P8">Aucun budget n'est alloué au projet nous allons nous débrouiller pour les photos/vidéos avec nos téléphones. Pour l'audio et le design on va utiliser les logiciels disponibles sur Internet.</text:p>
      <text:p text:style-name="P8"/>
      <text:p text:style-name="P2">3.2 <text:s text:c="2"/>Délais</text:p>
      <text:p text:style-name="P8">Nous avons 12 semaines pour réaliser notre projet et nous devons rendre à certains moments du développement le code de l'application.</text:p>
      <text:p text:style-name="P8"/>
      <text:p text:style-name="P8"/>
      <text:p text:style-name="P2"><text:soft-page-break/>3.3 <text:s text:c="2"/>Autres contraintes</text:p>
      <text:p text:style-name="P8">Il faudra faire attention à utiliser des fichiers libre de droits si l'on utilise des images par exemple. </text:p>
      <text:p text:style-name="P8"/>
      <text:p text:style-name="P7">4 <text:s text:c="3"/>Déroulement du projet</text:p>
      <text:p text:style-name="P1"/>
      <text:p text:style-name="P2">4.1 <text:s text:c="2"/>Planification</text:p>
      <text:list xml:id="list8519698714553924038" text:style-name="L1">
        <text:list-item>
          <text:p text:style-name="P13">Imagination, chronologie et structuration de l'histoire</text:p>
        </text:list-item>
        <text:list-item>
          <text:p text:style-name="P13">Réalisation des écrans du téléphone, des applications et des icônes</text:p>
        </text:list-item>
        <text:list-item>
          <text:p text:style-name="P13">Création du lien entre interface graphique et logicielle</text:p>
        </text:list-item>
        <text:list-item>
          <text:p text:style-name="P13">Création des conversations SMS</text:p>
        </text:list-item>
        <text:list-item>
          <text:p text:style-name="P13">Création de systèmes de code pour débloquer des fichiers/applications</text:p>
        </text:list-item>
        <text:list-item>
          <text:p text:style-name="P13">Intégration de fichiers audio, photo et vidéo</text:p>
        </text:list-item>
        <text:list-item>
          <text:p text:style-name="P13">Vérification de la concordance des éléments de l'histoire dans l'application</text:p>
        </text:list-item>
        <text:list-item>
          <text:p text:style-name="P13">Vérification de la continuité du scénario dans l'application</text:p>
        </text:list-item>
        <text:list-item>
          <text:p text:style-name="P13">Phase de test final du jeu</text:p>
        </text:list-item>
      </text:list>
      <text:list xml:id="list3062188207974852156" text:style-name="L2">
        <text:list-item>
          <text:list>
            <text:list-header>
              <text:p text:style-name="P11"/>
            </text:list-header>
          </text:list>
        </text:list-item>
      </text:list>
      <text:p text:style-name="P2"/>
      <text:p text:style-name="P2">4.4 Comment ?</text:p>
      <text:p text:style-name="P8">Les données sont structurées grâce à des listes. Chaque écran du téléphone est représenté par une liste qui porte son nom, elle même est composée de listes pour les différents paramètres. La liste L représente le programme à l'instant t, au début elle est égale à la liste de l'écran d'accueil puisqu'on apparaît dessus. Puis en fonction de où l'on clique la liste L peut changer, si l'on clique sur une zone qui permet d'accéder à un écran voisin on va update L en disant que L est égale à la liste qui porte le nom de l'écran voisin en question. Puis on affiche L pour que le joueur voit qu'il a changé d'écran.</text:p>
      <text:p text:style-name="P8"/>
      <text:p text:style-name="P8">L'interface graphique est composée d'autant d'images (crées par nous) qu'il y a d'écrans. L'image correspondant à l'écran est placée au premier rang de la liste de cet écran. Ensuite notre fonction d'affichage prend l'image qui est au premier rang de la fonction L et l'affiche.</text:p>
      <text:p text:style-name="P8"/>
      <text:p text:style-name="P8">L'interface homme-machine est faite en récupérant les coordonnées (x,y) quand le joueur clique sur l'écran. En fonction de l'état du programme il peut donc naviguer juste grâce au clic de la souris dans le téléphone.</text:p>
      <text:p text:style-name="P8"/>
      <text:p text:style-name="P2">4.3 <text:s text:c="2"/>Plan d'assurance qualité</text:p>
      <text:p text:style-name="P8">Pour contrôler le fonctionnement du jeu il faudra tester les nouvelles choses implémentées à chaque fois.</text:p>
      <text:p text:style-name="P8"/>
      <text:p text:style-name="P2">4.4 <text:s text:c="2"/>Documentation</text:p>
      <text:p text:style-name="P8">Au terme des 12 semaines nous devons fournir l'intégralité du code réalisé.</text:p>
      <text:p text:style-name="P6"/>
      <text:p text:style-name="P2">4.5 <text:s text:c="2"/>Maîtrise d'oeuvre et d'ouvrage</text:p>
      <text:p text:style-name="P8">La maîtrise d'oeuvre et d'ouvrage est gérée par Maxime GRESSE.</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23T21:05:24</meta:creation-date>
    <dc:date>2017-03-14T22:00:18</dc:date>
    <meta:editing-duration>PT14M13S</meta:editing-duration>
    <meta:editing-cycles>2</meta:editing-cycles>
    <meta:generator>OpenOffice/4.1.2$Unix OpenOffice.org_project/412m3$Build-9782</meta:generator>
    <meta:document-statistic meta:table-count="0" meta:image-count="0" meta:object-count="0" meta:page-count="2" meta:paragraph-count="42" meta:word-count="719" meta:character-count="4413"/>
  </office:meta>
</office:document-meta>
</file>